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0747" officeooo:paragraph-rsid="001d0747"/>
    </style:style>
    <style:style style:name="P2" style:family="paragraph" style:parent-style-name="Standard">
      <style:paragraph-properties fo:text-align="start" style:justify-single-word="false"/>
      <style:text-properties officeooo:rsid="001d0747" officeooo:paragraph-rsid="001d0747"/>
    </style:style>
    <style:style style:name="P3" style:family="paragraph" style:parent-style-name="Standard">
      <style:paragraph-properties fo:text-align="start" style:justify-single-word="false"/>
      <style:text-properties officeooo:rsid="001d6638" officeooo:paragraph-rsid="001d6638"/>
    </style:style>
    <style:style style:name="P4" style:family="paragraph" style:parent-style-name="Standard">
      <style:paragraph-properties fo:text-align="start" style:justify-single-word="false"/>
      <style:text-properties officeooo:rsid="001eac72" officeooo:paragraph-rsid="001eac72"/>
    </style:style>
    <style:style style:name="T1" style:family="text">
      <style:text-properties officeooo:rsid="001d66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rospective</text:p>
      <text:p text:style-name="P2">What went well:</text:p>
      <text:p text:style-name="P2">1) We organised <text:span text:style-name="T1">ourselves </text:span>effectively, managing to all contribute equally</text:p>
      <text:p text:style-name="P2">2) The delegation of tasks, and progression over the week within &amp; outside of the labs.</text:p>
      <text:p text:style-name="P2">3) We worked well as a team.</text:p>
      <text:p text:style-name="P2">4) We organised into teams based on our strengths</text:p>
      <text:p text:style-name="P3">5) we worked well and are not falling behind.</text:p>
      <text:p text:style-name="P2"/>
      <text:p text:style-name="P2">What we Have Learned:</text:p>
      <text:p text:style-name="P2">1) I learned how to post a form and organise the data to create a new account</text:p>
      <text:p text:style-name="P2">2) I have began to understand how to work between Java files and hbs.</text:p>
      <text:p text:style-name="P3">3) I got to brush up on our test knowledge and improved it</text:p>
      <text:p text:style-name="P3">4) I learned how to use controllers</text:p>
      <text:p text:style-name="P3">5) I learned how to use handlebars</text:p>
      <text:p text:style-name="P3"/>
      <text:p text:style-name="P3"/>
      <text:p text:style-name="P3">Stuff That Didn’t go Well:</text:p>
      <text:p text:style-name="P3">1) Few bugs which caused delays</text:p>
      <text:p text:style-name="P3">2) IntelliJ being awful and breaking some way every week,</text:p>
      <text:p text:style-name="P3">3) Code sometimes does not do what was intended</text:p>
      <text:p text:style-name="P3">4) I tried to create API but abandoned it because it was complicated.</text:p>
      <text:p text:style-name="P4">5) Git merges were fighting back.</text:p>
      <text:p text:style-name="P3"/>
      <text:p text:style-name="P3">Wish that happened:</text:p>
      <text:p text:style-name="P3">1) wish the progress will be maintained</text:p>
      <text:p text:style-name="P3">2) Make progress over a winder variety of tasks.</text:p>
      <text:p text:style-name="P3">3) we will continue to work well as a team :)</text:p>
      <text:p text:style-name="P3">4) wish we were given more resources for learning handlebars, SQL in Java and Jooby.</text:p>
      <text:p text:style-name="P4">5) we wrote tests at the same time as creating the classes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3:04:13.514203135</meta:creation-date>
    <dc:date>2024-02-21T13:28:52.262915451</dc:date>
    <meta:editing-duration>PT2M59S</meta:editing-duration>
    <meta:editing-cycles>1</meta:editing-cycles>
    <meta:document-statistic meta:table-count="0" meta:image-count="0" meta:object-count="0" meta:page-count="1" meta:paragraph-count="25" meta:word-count="223" meta:character-count="1161" meta:non-whitespace-character-count="963"/>
    <meta:generator>LibreOffice/24.2.0.3$Linux_X86_64 LibreOffice_project/a9077e3fef0a06cb428c7a740a03f33bf70ac6ee</meta:generator>
  </office:meta>
</office:document-meta>
</file>